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FreeMono" svg:font-family="FreeMono" style:font-family-generic="modern" style:font-pitch="fixed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FreeMono" fo:font-size="32pt" officeooo:rsid="001628a8" officeooo:paragraph-rsid="001628a8" style:font-size-asian="32pt" style:font-size-complex="32pt"/>
    </style:style>
    <style:style style:name="P2" style:family="paragraph" style:parent-style-name="Standard">
      <style:text-properties style:font-name="FreeMono" fo:font-size="32pt" fo:font-weight="normal" officeooo:rsid="0014e509" officeooo:paragraph-rsid="0014e509" style:font-size-asian="32pt" style:font-weight-asian="normal" style:font-size-complex="3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reeMono" fo:font-size="48pt" fo:font-weight="bold" officeooo:rsid="0014e509" officeooo:paragraph-rsid="0014e509" style:font-size-asian="48pt" style:font-weight-asian="bold" style:font-size-complex="48pt" style:font-weight-complex="bold"/>
    </style:style>
    <style:style style:name="P4" style:family="paragraph" style:parent-style-name="Standard">
      <style:text-properties style:font-name="FreeMono" fo:font-size="24pt" fo:font-weight="bold" officeooo:rsid="0014e509" officeooo:paragraph-rsid="0014e509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FreeMono" fo:font-size="24pt" fo:font-weight="bold" officeooo:rsid="0014e509" officeooo:paragraph-rsid="0017f918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FreeMono" fo:font-size="16pt" fo:font-weight="normal" officeooo:rsid="001628a8" officeooo:paragraph-rsid="001628a8" style:font-size-asian="16pt" style:font-weight-asian="normal" style:font-size-complex="16pt" style:font-weight-complex="normal"/>
    </style:style>
    <style:style style:name="P7" style:family="paragraph" style:parent-style-name="Text_20_body" style:list-style-name="L1">
      <style:text-properties style:font-name="FreeMono" fo:font-size="24pt" fo:font-weight="normal" officeooo:rsid="001628a8" officeooo:paragraph-rsid="001628a8" style:font-size-asian="21pt" style:font-weight-asian="normal" style:font-size-complex="24pt" style:font-weight-complex="normal"/>
    </style:style>
    <style:style style:name="P8" style:family="paragraph" style:parent-style-name="Text_20_body" style:list-style-name="L2">
      <style:text-properties style:font-name="FreeMono" fo:font-size="24pt" fo:font-weight="normal" officeooo:rsid="0016dffa" officeooo:paragraph-rsid="0016dffa" style:font-size-asian="21pt" style:font-weight-asian="normal" style:font-size-complex="24pt" style:font-weight-complex="normal"/>
    </style:style>
    <style:style style:name="P9" style:family="paragraph" style:parent-style-name="Text_20_body" style:list-style-name="L1">
      <style:text-properties fo:font-size="24pt" fo:font-weight="normal" officeooo:rsid="001628a8" officeooo:paragraph-rsid="001628a8" style:font-size-asian="21pt" style:font-weight-asian="normal" style:font-size-complex="24pt" style:font-weight-complex="normal"/>
    </style:style>
    <style:style style:name="P10" style:family="paragraph" style:parent-style-name="Text_20_body">
      <style:text-properties fo:font-size="24pt" fo:font-weight="normal" officeooo:rsid="0016dffa" officeooo:paragraph-rsid="0016dffa" style:font-size-asian="21pt" style:font-weight-asian="normal" style:font-size-complex="24pt" style:font-weight-complex="normal"/>
    </style:style>
    <style:style style:name="P11" style:family="paragraph" style:parent-style-name="Text_20_body">
      <style:text-properties fo:font-weight="bold" officeooo:rsid="0016dffa" officeooo:paragraph-rsid="0016dffa" style:font-weight-asian="bold" style:font-weight-complex="bold"/>
    </style:style>
    <style:style style:name="T1" style:family="text">
      <style:text-properties style:font-name="FreeMono"/>
    </style:style>
    <style:style style:name="T2" style:family="text">
      <style:text-properties style:font-name="FreeMono" fo:font-size="32pt" style:font-size-asian="32pt" style:font-size-complex="32pt"/>
    </style:style>
    <style:style style:name="T3" style:family="text">
      <style:text-properties style:font-name="FreeMono" fo:font-size="32pt" officeooo:rsid="001628a8" style:font-size-asian="32pt" style:font-size-complex="32pt"/>
    </style:style>
    <style:style style:name="T4" style:family="text">
      <style:text-properties officeooo:rsid="0016dffa"/>
    </style:style>
    <style:style style:name="T5" style:family="text">
      <style:text-properties officeooo:rsid="0017f91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Zimbres</text:p>
      <text:p text:style-name="P2">Pet Boutique Development Weekly Progress Report</text:p>
      <text:p text:style-name="P5"><text:span text:style-name="T5">Oct 16, 2023 - </text:span>Oct 21, 2023</text:p>
      <text:p text:style-name="P5"><text:span text:style-name="T5">Week</text:span> 1(<text:span text:style-name="T5">Sprint </text:span>1)</text:p>
      <text:p text:style-name="P4"/>
      <text:p text:style-name="P4">Developer</text:p>
      <text:p text:style-name="P6"/>
      <text:p text:style-name="P4">Email</text:p>
      <text:p text:style-name="P6"/>
      <text:p text:style-name="P6"/>
      <text:h text:style-name="P1" text:outline-level="1">Work Started</text:h>
      <text:list xml:id="list813601931" text:style-name="L1">
        <text:list-item>
          <text:p text:style-name="P9"><text:span text:style-name="T1"/></text:p>
        </text:list-item>
        <text:list-item>
          <text:p text:style-name="P7"/>
        </text:list-item>
      </text:list>
      <text:h text:style-name="P1" text:outline-level="1">Work Done</text:h>
      <text:list xml:id="list525715749" text:style-name="L2">
        <text:list-item>
          <text:p text:style-name="P8"/>
        </text:list-item>
      </text:list>
      <text:p text:style-name="P11"><text:span text:style-name="T2">Week’s Work Summary</text:span></text:p>
      <text:p text:style-name="P10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FreeMono" svg:font-family="FreeMono" style:font-family-generic="modern" style:font-pitch="fixed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20:46:49.100718134</meta:creation-date>
    <dc:date>2023-10-21T21:22:34.501026612</dc:date>
    <meta:editing-duration>PT4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9" meta:character-count="155" meta:non-whitespace-character-count="138"/>
  </office:meta>
</office:document-meta>
</file>